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983b0" draw:textarea-horizontal-align="justify" draw:textarea-vertical-align="middle" draw:auto-grow-height="false" fo:min-height="0.648cm" fo:min-width="2.194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648cm" fo:min-width="2.105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0.648cm" fo:min-width="0.396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648cm" fo:min-width="0.422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0.648cm" fo:min-width="0.423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648cm" fo:min-width="0.398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stroke="dash" draw:stroke-dash="Double_20_Dash"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000000" draw:marker-start-width="0.356cm" draw:marker-end="Arrow" draw:marker-end-width="0.381cm" draw:fill="solid" draw:fill-color="#00000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848cm"/>
      <style:paragraph-properties style:writing-mode="lr-tb"/>
    </style:style>
    <style:style style:name="gr11" style:family="graphic" style:parent-style-name="standard">
      <style:graphic-properties draw:stroke="none" svg:stroke-color="#ff0000" draw:fill="none" draw:fill-color="#000000" fo:min-height="0.84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983b0"/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 style:writing-mode="lr-tb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color="#000000" fo:font-size="18pt" style:font-size-asian="18pt" style:font-size-complex="18pt"/>
    </style:style>
    <style:style style:name="P10" style:family="paragraph">
      <loext:graphic-properties draw:fill="none" draw:fill-color="#000000"/>
      <style:paragraph-properties style:writing-mode="lr-tb"/>
      <style:text-properties fo:color="#000000" fo:font-size="18pt" style:font-size-asian="18pt" style:font-size-complex="18pt"/>
    </style:style>
    <style:style style:name="P11" style:family="paragraph">
      <loext:graphic-properties draw:fill="solid"/>
    </style:style>
    <style:style style:name="T1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27cm" svg:x="11.795cm" svg:y="2.27cm">
          <text:p text:style-name="P1">d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683cm" svg:height="1.27cm" svg:x="6.715cm" svg:y="6.08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683cm" svg:height="1.27cm" svg:x="11.795cm" svg:y="6.08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3.683cm" svg:height="1.27cm" svg:x="16.875cm" svg:y="6.08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266cm" svg:height="1.27cm" svg:x="8.366cm" svg:y="10.906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266cm" svg:height="1.27cm" svg:x="6.719cm" svg:y="9.89cm">
          <text:p text:style-name="P1">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" draw:id="id11" draw:layer="layout" svg:width="1.302cm" svg:height="1.27cm" svg:x="16.748cm" svg:y="9.89cm">
          <text:p text:style-name="P1">r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8" draw:id="id18" draw:layer="layout" svg:width="1.303cm" svg:height="1.27cm" svg:x="18.112cm" svg:y="8.747cm">
          <text:p text:style-name="P1">r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1.302cm" svg:height="1.27cm" svg:x="19.415cm" svg:y="10.017cm">
          <text:p text:style-name="P1">r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7" draw:id="id7" draw:layer="layout" svg:width="1.27cm" svg:height="1.27cm" svg:x="4.175cm" svg:y="12.557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8" draw:id="id8" draw:layer="layout" svg:width="1.27cm" svg:height="1.27cm" svg:x="5.191cm" svg:y="14.335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9" draw:id="id9" draw:layer="layout" svg:width="1.27cm" svg:height="1.27cm" svg:x="6.334cm" svg:y="12.811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0" draw:id="id10" draw:layer="layout" svg:width="1.27cm" svg:height="1.27cm" svg:x="7.985cm" svg:y="14.462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2" draw:id="id12" draw:layer="layout" svg:width="1.27cm" svg:height="1.27cm" svg:x="14.843cm" svg:y="13.446cm">
          <text:p text:style-name="P1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3" draw:id="id13" draw:layer="layout" svg:width="1.27cm" svg:height="1.27cm" svg:x="16.367cm" svg:y="14.589cm">
          <text:p text:style-name="P1">s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4" draw:id="id14" draw:layer="layout" svg:width="1.27cm" svg:height="1.27cm" svg:x="17.129cm" svg:y="12.811cm">
          <text:p text:style-name="P1">s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7" draw:id="id17" draw:layer="layout" svg:width="1.27cm" svg:height="1.27cm" svg:x="19.923cm" svg:y="14.462cm">
          <text:p text:style-name="P1">s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6" draw:id="id16" draw:layer="layout" svg:width="1.27cm" svg:height="1.27cm" svg:x="21.701cm" svg:y="13.827cm">
          <text:p text:style-name="P1">s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curve" svg:x1="12.353cm" svg:y1="3.354cm" svg:x2="8.556cm" svg:y2="6.08cm" draw:start-shape="id1" draw:start-glue-point="7" draw:end-shape="id2" draw:end-glue-point="4" svg:d="M12353 3354c0 2185-3797 823-3797 2726" svg:viewBox="0 0 3798 2727">
          <text:p/>
        </draw:connector>
        <draw:connector draw:style-name="gr7" draw:text-style-name="P6" draw:layer="layout" draw:type="curve" svg:x1="13.7cm" svg:y1="3.54cm" svg:x2="13.636cm" svg:y2="6.08cm" draw:start-shape="id1" draw:start-glue-point="8" draw:end-shape="id3" draw:end-glue-point="4" svg:d="M13700 3540c0 1906-64 637-64 2540" svg:viewBox="0 0 65 2541">
          <text:p/>
        </draw:connector>
        <draw:connector draw:style-name="gr7" draw:text-style-name="P6" draw:layer="layout" draw:type="curve" svg:x1="15.047cm" svg:y1="3.354cm" svg:x2="18.716cm" svg:y2="6.08cm" draw:start-shape="id1" draw:start-glue-point="9" draw:end-shape="id4" draw:end-glue-point="4" svg:d="M15047 3354c0 2185 3669 823 3669 2726" svg:viewBox="0 0 3670 2727">
          <text:p/>
        </draw:connector>
        <draw:connector draw:style-name="gr7" draw:text-style-name="P6" draw:layer="layout" draw:type="curve" svg:x1="7.254cm" svg:y1="7.164cm" svg:x2="7.352cm" svg:y2="9.89cm" draw:start-shape="id2" draw:start-glue-point="7" draw:end-shape="id5" draw:end-glue-point="4" svg:d="M7254 7164c0 2185 98 823 98 2726" svg:viewBox="0 0 99 2727">
          <text:p/>
        </draw:connector>
        <draw:connector draw:style-name="gr7" draw:text-style-name="P6" draw:layer="layout" draw:type="curve" svg:x1="9.859cm" svg:y1="7.164cm" svg:x2="8.999cm" svg:y2="10.906cm" draw:start-shape="id2" draw:start-glue-point="9" draw:end-shape="id6" draw:end-glue-point="4" svg:d="M9859 7164c0 2947-860 1077-860 3742" svg:viewBox="0 0 861 3743">
          <text:p/>
        </draw:connector>
        <draw:connector draw:style-name="gr7" draw:text-style-name="P6" draw:layer="layout" draw:type="curve" svg:x1="6.904cm" svg:y1="10.974cm" svg:x2="4.81cm" svg:y2="12.557cm" draw:start-shape="id5" draw:start-glue-point="7" draw:end-shape="id7" draw:end-glue-point="4" svg:d="M6904 10974c0 1327-2094 536-2094 1583" svg:viewBox="0 0 2095 1584">
          <text:p/>
        </draw:connector>
        <draw:connector draw:style-name="gr7" draw:text-style-name="P6" draw:layer="layout" draw:type="curve" svg:x1="8.366cm" svg:y1="11.541cm" svg:x2="5.826cm" svg:y2="14.335cm" draw:start-shape="id6" draw:start-glue-point="6" draw:end-shape="id8" draw:end-glue-point="4" svg:d="M8366 11541c-1694 0-2540 931-2540 2794" svg:viewBox="0 0 2541 2795">
          <text:p/>
        </draw:connector>
        <draw:connector draw:style-name="gr7" draw:text-style-name="P6" draw:layer="layout" draw:type="curve" svg:x1="8.551cm" svg:y1="11.99cm" svg:x2="7.418cm" svg:y2="12.997cm" draw:start-shape="id6" draw:start-glue-point="7" draw:end-shape="id9" draw:end-glue-point="11" svg:d="M8551 11990c-756 0-1133 335-1133 1007" svg:viewBox="0 0 1134 1008">
          <text:p/>
        </draw:connector>
        <draw:connector draw:style-name="gr7" draw:text-style-name="P6" draw:layer="layout" draw:type="curve" svg:x1="9.447cm" svg:y1="11.99cm" svg:x2="9.255cm" svg:y2="15.097cm" draw:start-shape="id6" draw:start-glue-point="9" draw:end-shape="id10" draw:end-glue-point="10" svg:d="M9447 11990c1068 0 1164 3107-192 3107" svg:viewBox="0 0 1006 3108">
          <text:p/>
        </draw:connector>
        <draw:connector draw:style-name="gr7" draw:text-style-name="P6" draw:layer="layout" draw:type="curve" svg:x1="17.414cm" svg:y1="7.164cm" svg:x2="16.938cm" svg:y2="10.076cm" draw:start-shape="id4" draw:start-glue-point="7" draw:end-shape="id11" draw:end-glue-point="5" svg:d="M17414 7164c0 2185-476 730-476 2912" svg:viewBox="0 0 477 2913">
          <text:p/>
        </draw:connector>
        <draw:connector draw:style-name="gr7" draw:text-style-name="P6" draw:layer="layout" draw:type="curve" svg:x1="16.748cm" svg:y1="10.525cm" svg:x2="15.478cm" svg:y2="13.446cm" draw:start-shape="id11" draw:start-glue-point="6" draw:end-shape="id12" draw:end-glue-point="4" svg:d="M16748 10525c-847 0-1270 973-1270 2921" svg:viewBox="0 0 1271 2922">
          <text:p/>
        </draw:connector>
        <draw:connector draw:style-name="gr7" draw:text-style-name="P6" draw:layer="layout" draw:type="curve" draw:line-skew="-0.906cm" svg:x1="17.399cm" svg:y1="11.16cm" svg:x2="16.553cm" svg:y2="14.775cm" draw:start-shape="id11" draw:start-glue-point="8" draw:end-shape="id13" draw:end-glue-point="5" svg:d="M17399 11160c0 1213-846-594-846 3615" svg:viewBox="0 0 847 3616">
          <text:p/>
        </draw:connector>
        <draw:connector draw:style-name="gr7" draw:text-style-name="P6" draw:layer="layout" draw:type="curve" svg:x1="17.86cm" svg:y1="10.974cm" svg:x2="18.213cm" svg:y2="12.997cm" draw:start-shape="id11" draw:start-glue-point="9" draw:end-shape="id14" draw:end-glue-point="11" svg:d="M17860 10974c0 1518 353 507 353 2023" svg:viewBox="0 0 354 2024">
          <text:p/>
        </draw:connector>
        <draw:connector draw:style-name="gr7" draw:text-style-name="P6" draw:layer="layout" draw:type="curve" svg:x1="20.066cm" svg:y1="11.287cm" svg:x2="22.336cm" svg:y2="13.827cm" draw:start-shape="id15" draw:start-glue-point="8" draw:end-shape="id16" draw:end-glue-point="4" svg:d="M20066 11287c0 1906 2270 637 2270 2540" svg:viewBox="0 0 2271 2541">
          <text:p/>
        </draw:connector>
        <draw:connector draw:style-name="gr7" draw:text-style-name="P6" draw:layer="layout" draw:type="curve" svg:x1="19.605cm" svg:y1="11.101cm" svg:x2="20.109cm" svg:y2="14.648cm" draw:start-shape="id15" draw:start-glue-point="7" draw:end-shape="id17" draw:end-glue-point="5" svg:d="M19605 11101c0 2661 504 888 504 3547" svg:viewBox="0 0 505 3548">
          <text:p/>
        </draw:connector>
        <draw:line draw:style-name="gr8" draw:text-style-name="P6" draw:layer="layout" svg:x1="3.032cm" svg:y1="4.81cm" svg:x2="27.035cm" svg:y2="4.81cm">
          <text:p/>
        </draw:line>
        <draw:line draw:style-name="gr8" draw:text-style-name="P6" draw:layer="layout" svg:x1="2.905cm" svg:y1="8.62cm" svg:x2="27.035cm" svg:y2="8.62cm">
          <text:p/>
        </draw:line>
        <draw:line draw:style-name="gr8" draw:text-style-name="P6" draw:layer="layout" svg:x1="2.905cm" svg:y1="12.43cm" svg:x2="27.035cm" svg:y2="12.43cm">
          <text:p/>
        </draw:line>
        <draw:line draw:style-name="gr9" draw:text-style-name="P7" draw:layer="layout" svg:x1="2.27cm" svg:y1="2.905cm" svg:x2="2.27cm" svg:y2="14.335cm">
          <text:p/>
        </draw:line>
        <draw:frame draw:style-name="gr10" draw:text-style-name="P8" draw:layer="layout" svg:width="5.08cm" svg:height="1.098cm" svg:x="22.59cm" svg:y="2.524cm">
          <draw:text-box>
            <text:p>Doctor</text:p>
          </draw:text-box>
        </draw:frame>
        <draw:frame draw:style-name="gr10" draw:text-style-name="P8" draw:layer="layout" svg:width="5.08cm" svg:height="1.098cm" svg:x="22.59cm" svg:y="6.252cm">
          <draw:text-box>
            <text:p>Patient</text:p>
          </draw:text-box>
        </draw:frame>
        <draw:frame draw:style-name="gr10" draw:text-style-name="P8" draw:layer="layout" svg:width="5.08cm" svg:height="1.098cm" svg:x="22.59cm" svg:y="10.062cm">
          <draw:text-box>
            <text:p>Radiography</text:p>
          </draw:text-box>
        </draw:frame>
        <draw:frame draw:style-name="gr10" draw:text-style-name="P8" draw:layer="layout" svg:width="5.08cm" svg:height="1.098cm" svg:x="22.59cm" svg:y="13.872cm">
          <draw:text-box>
            <text:p>Snapshot</text:p>
          </draw:text-box>
        </draw:frame>
        <draw:frame draw:style-name="gr11" draw:text-style-name="P10" draw:layer="layout" svg:width="5.08cm" svg:height="1.098cm" draw:transform="rotate (1.5707963267949) translate (1.254cm 11.16cm)">
          <draw:text-box>
            <text:p text:style-name="P9"><text:span text:style-name="T1">Data access</text:span></text:p>
          </draw:text-box>
        </draw:frame>
        <draw:connector draw:style-name="gr7" draw:text-style-name="P11" draw:layer="layout" draw:type="curve" svg:x1="18.716cm" svg:y1="7.35cm" svg:x2="19.225cm" svg:y2="8.933cm" draw:start-shape="id4" draw:start-glue-point="8" draw:end-shape="id18" draw:end-glue-point="11" svg:d="M18716 7350c0 1048 509 257 509 1583" svg:viewBox="0 0 510 1584">
          <text:p/>
        </draw:connector>
        <draw:connector draw:style-name="gr7" draw:text-style-name="P11" draw:layer="layout" draw:type="curve" svg:x1="20.019cm" svg:y1="7.164cm" svg:x2="20.527cm" svg:y2="10.203cm" draw:start-shape="id4" draw:start-glue-point="9" draw:end-shape="id15" draw:end-glue-point="11" svg:d="M20019 7164c0 2280 508 761 508 3039" svg:viewBox="0 0 509 304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666666" draw:marker-start-width="0.279cm" draw:marker-start-center="false" draw:marker-end-width="0.279cm" draw:marker-end-center="false" draw:fill="none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666666" draw:marker-start-width="0.279cm" draw:marker-end-width="0.279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4:56:08.114269247</meta:creation-date>
    <dc:date>2022-11-25T16:14:22.369573741</dc:date>
    <meta:editing-duration>PT3M53S</meta:editing-duration>
    <meta:editing-cycles>3</meta:editing-cycles>
    <meta:generator>LibreOffice/6.4.7.2$Linux_X86_64 LibreOffice_project/40$Build-2</meta:generator>
    <meta:document-statistic meta:object-count="44"/>
  </office:meta>
</office:document-meta>
</file>